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Mileage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" style:family="table-cell" style:parent-style-name="Normal_Mileage" style:data-style-name="N0">
      <style:table-cell-properties fo:border="thin solid #C0C0C0"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Normal_Mileage" style:data-style-name="N0">
      <style:table-cell-properties fo:border="thin solid #C0C0C0"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Normal_Mileage" style:data-style-name="N20">
      <style:table-cell-properties fo:border="thin solid #C0C0C0"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730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0955cm"/>
    </style:style>
    <style:style style:name="co5" style:family="table-column">
      <style:table-column-properties fo:break-before="auto" style:column-width="10.2658333333333cm"/>
    </style:style>
    <style:style style:name="co6" style:family="table-column">
      <style:table-column-properties fo:break-before="auto" style:column-width="5.37633333333333cm"/>
    </style:style>
    <style:style style:name="co7" style:family="table-column">
      <style:table-column-properties fo:break-before="auto" style:column-width="2.83633333333333cm"/>
    </style:style>
    <style:style style:name="co8" style:family="table-column">
      <style:table-column-properties fo:break-before="auto" style:column-width="2.51883333333333cm"/>
    </style:style>
    <style:style style:name="co9" style:family="table-column">
      <style:table-column-properties fo:break-before="auto" style:column-width="4.3815cm"/>
    </style:style>
    <style:style style:name="co10" style:family="table-column">
      <style:table-column-properties fo:break-before="auto" style:column-width="4.67783333333333cm"/>
    </style:style>
    <style:style style:name="co11" style:family="table-column">
      <style:table-column-properties fo:break-before="auto" style:column-width="3.19616666666667cm"/>
    </style:style>
    <style:style style:name="co12" style:family="table-column">
      <style:table-column-properties fo:break-before="auto" style:column-width="2.074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2">
            <text:p>MileageClaimID</text:p>
          </table:table-cell>
          <table:table-cell office:value-type="string" table:style-name="ce2">
            <text:p>EmpTyp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DestinationLocation</text:p>
          </table:table-cell>
          <table:table-cell office:value-type="string" table:style-name="ce2">
            <text:p>EndLocation</text:p>
          </table:table-cell>
          <table:table-cell office:value-type="string" table:style-name="ce2">
            <text:p>Miles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ClaimValue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68"/>
        </table:table-row>
        <table:table-row table:style-name="ro1">
          <table:table-cell office:value-type="float" office:value="529808" table:style-name="ce3">
            <text:p>52980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Datchet PC</text:p>
          </table:table-cell>
          <table:table-cell office:value-type="date" office:date-value="2022-12-12T00:00:00" table:style-name="ce5">
            <text:p>12-Dec-22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15" table:style-name="ce3">
            <text:p>11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8.75" table:style-name="ce3">
            <text:p>28.75</text:p>
          </table:table-cell>
          <table:table-cell office:value-type="float" office:value="1" table:style-name="ce3">
            <text:p>1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29809" table:style-name="ce3">
            <text:p>52980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MG Away Day</text:p>
          </table:table-cell>
          <table:table-cell office:value-type="date" office:date-value="2022-12-13T00:00:00" table:style-name="ce5">
            <text:p>13-Dec-22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68" table:style-name="ce3">
            <text:p>6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29810" table:style-name="ce3">
            <text:p>52981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ants/TVP Collab</text:p>
          </table:table-cell>
          <table:table-cell office:value-type="date" office:date-value="2022-12-19T00:00:00" table:style-name="ce5">
            <text:p>19-Dec-22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55" table:style-name="ce3">
            <text:p>5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3.75" table:style-name="ce3">
            <text:p>13.75</text:p>
          </table:table-cell>
          <table:table-cell office:value-type="float" office:value="1" table:style-name="ce3">
            <text:p>1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29811" table:style-name="ce3">
            <text:p>52981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Knife Angel MK</text:p>
          </table:table-cell>
          <table:table-cell office:value-type="date" office:date-value="2023-01-05T00:00:00" table:style-name="ce5">
            <text:p>05-Jan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29812" table:style-name="ce3">
            <text:p>52981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ne Eighty</text:p>
          </table:table-cell>
          <table:table-cell office:value-type="date" office:date-value="2023-01-06T00:00:00" table:style-name="ce5">
            <text:p>06-Jan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6.5" table:style-name="ce3">
            <text:p>6.5</text:p>
          </table:table-cell>
          <table:table-cell office:value-type="float" office:value="1" table:style-name="ce3">
            <text:p>1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29813" table:style-name="ce3">
            <text:p>52981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Knife Angel Slough</text:p>
          </table:table-cell>
          <table:table-cell office:value-type="date" office:date-value="2023-01-09T00:00:00" table:style-name="ce5">
            <text:p>09-Jan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95" table:style-name="ce3">
            <text:p>9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3.75" table:style-name="ce3">
            <text:p>23.75</text:p>
          </table:table-cell>
          <table:table-cell office:value-type="float" office:value="1" table:style-name="ce3">
            <text:p>1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29814" table:style-name="ce3">
            <text:p>52981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omms Recruitment</text:p>
          </table:table-cell>
          <table:table-cell office:value-type="date" office:date-value="2023-01-10T00:00:00" table:style-name="ce5">
            <text:p>10-Jan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54" table:style-name="ce3">
            <text:p>5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3.5" table:style-name="ce3">
            <text:p>13.5</text:p>
          </table:table-cell>
          <table:table-cell office:value-type="float" office:value="1" table:style-name="ce3">
            <text:p>1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29815" table:style-name="ce3">
            <text:p>52981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oodley Illegal Encampment</text:p>
            <text:p>Knife Angel Slough</text:p>
            <text:p>Swallowfield PC</text:p>
          </table:table-cell>
          <table:table-cell office:value-type="date" office:date-value="2023-01-10T00:00:00" table:style-name="ce5">
            <text:p>10-Jan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22" table:style-name="ce3">
            <text:p>122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0.5" table:style-name="ce3">
            <text:p>30.5</text:p>
          </table:table-cell>
          <table:table-cell office:value-type="float" office:value="1" table:style-name="ce3">
            <text:p>1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37530" table:style-name="ce3">
            <text:p>53753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NPR</text:p>
            <text:p>West Berks LPA</text:p>
          </table:table-cell>
          <table:table-cell office:value-type="date" office:date-value="2023-01-16T00:00:00" table:style-name="ce5">
            <text:p>16-Jan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HQ North</text:p>
          </table:table-cell>
          <table:table-cell office:value-type="string" table:style-name="ce4">
            <text:p>Home</text:p>
          </table:table-cell>
          <table:table-cell office:value-type="float" office:value="60" table:style-name="ce3">
            <text:p>60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37531" table:style-name="ce3">
            <text:p>53753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Illegal encampment</text:p>
          </table:table-cell>
          <table:table-cell office:value-type="date" office:date-value="2023-01-17T00:00:00" table:style-name="ce5">
            <text:p>17-Jan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70" table:style-name="ce3">
            <text:p>70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7.5" table:style-name="ce3">
            <text:p>17.5</text:p>
          </table:table-cell>
          <table:table-cell office:value-type="float" office:value="2" table:style-name="ce3">
            <text:p>2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37532" table:style-name="ce3">
            <text:p>53753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est Oxon DC</text:p>
          </table:table-cell>
          <table:table-cell office:value-type="date" office:date-value="2023-01-18T00:00:00" table:style-name="ce5">
            <text:p>18-Jan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6.25" table:style-name="ce3">
            <text:p>6.25</text:p>
          </table:table-cell>
          <table:table-cell office:value-type="float" office:value="2" table:style-name="ce3">
            <text:p>2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37533" table:style-name="ce3">
            <text:p>53753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ecruit intake</text:p>
            <text:p>BACO</text:p>
          </table:table-cell>
          <table:table-cell office:value-type="date" office:date-value="2023-01-20T00:00:00" table:style-name="ce5">
            <text:p>20-Jan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Sulhamstead / TVP Training Cnt</text:p>
          </table:table-cell>
          <table:table-cell office:value-type="string" table:style-name="ce4">
            <text:p>Home</text:p>
          </table:table-cell>
          <table:table-cell office:value-type="float" office:value="117" table:style-name="ce3">
            <text:p>11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9.25" table:style-name="ce3">
            <text:p>29.25</text:p>
          </table:table-cell>
          <table:table-cell office:value-type="float" office:value="2" table:style-name="ce3">
            <text:p>2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37534" table:style-name="ce3">
            <text:p>53753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ow Brickhill PC</text:p>
            <text:p>LPA Commendations</text:p>
            <text:p>Reading BC</text:p>
          </table:table-cell>
          <table:table-cell office:value-type="date" office:date-value="2023-01-23T00:00:00" table:style-name="ce5">
            <text:p>23-Jan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67" table:style-name="ce3">
            <text:p>16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1.75" table:style-name="ce3">
            <text:p>41.75</text:p>
          </table:table-cell>
          <table:table-cell office:value-type="float" office:value="2" table:style-name="ce3">
            <text:p>2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37535" table:style-name="ce3">
            <text:p>53753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herwell DC</text:p>
          </table:table-cell>
          <table:table-cell office:value-type="date" office:date-value="2023-01-24T00:00:00" table:style-name="ce5">
            <text:p>24-Jan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72" table:style-name="ce3">
            <text:p>72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37536" table:style-name="ce3">
            <text:p>53753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PCC General Meeting (Day 2)</text:p>
          </table:table-cell>
          <table:table-cell office:value-type="date" office:date-value="2023-01-26T00:00:00" table:style-name="ce5">
            <text:p>26-Jan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37537" table:style-name="ce3">
            <text:p>53753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olice &amp; Crime Panel</text:p>
          </table:table-cell>
          <table:table-cell office:value-type="date" office:date-value="2023-01-27T00:00:00" table:style-name="ce5">
            <text:p>27-Jan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77" table:style-name="ce3">
            <text:p>7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9.25" table:style-name="ce3">
            <text:p>19.25</text:p>
          </table:table-cell>
          <table:table-cell office:value-type="float" office:value="2" table:style-name="ce3">
            <text:p>2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37538" table:style-name="ce3">
            <text:p>53753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Eden Girls School</text:p>
          </table:table-cell>
          <table:table-cell office:value-type="date" office:date-value="2023-01-31T00:00:00" table:style-name="ce5">
            <text:p>31-Jan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07" table:style-name="ce3">
            <text:p>10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6.75" table:style-name="ce3">
            <text:p>26.75</text:p>
          </table:table-cell>
          <table:table-cell office:value-type="float" office:value="2" table:style-name="ce3">
            <text:p>2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37539" table:style-name="ce3">
            <text:p>53753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outh &amp; Vale LPA Commander</text:p>
          </table:table-cell>
          <table:table-cell office:value-type="date" office:date-value="2023-02-01T00:00:00" table:style-name="ce5">
            <text:p>01-Feb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Abingdon Police Station</text:p>
          </table:table-cell>
          <table:table-cell office:value-type="string" table:style-name="ce4">
            <text:p>Home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37540" table:style-name="ce3">
            <text:p>53754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BWM Councillors</text:p>
            <text:p>RCTF Award</text:p>
          </table:table-cell>
          <table:table-cell office:value-type="date" office:date-value="2023-02-02T00:00:00" table:style-name="ce5">
            <text:p>02-Feb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99" table:style-name="ce3">
            <text:p>99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4.75" table:style-name="ce3">
            <text:p>24.75</text:p>
          </table:table-cell>
          <table:table-cell office:value-type="float" office:value="2" table:style-name="ce3">
            <text:p>2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37541" table:style-name="ce3">
            <text:p>53754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enior Leaders Induction</text:p>
          </table:table-cell>
          <table:table-cell office:value-type="date" office:date-value="2023-02-03T00:00:00" table:style-name="ce5">
            <text:p>03-Feb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HQ North</text:p>
          </table:table-cell>
          <table:table-cell office:value-type="string" table:style-name="ce4">
            <text:p>Headquarters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37542" table:style-name="ce3">
            <text:p>53754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anbury Business Breakfast</text:p>
            <text:p>LCJB</text:p>
          </table:table-cell>
          <table:table-cell office:value-type="date" office:date-value="2023-02-09T00:00:00" table:style-name="ce5">
            <text:p>09-Feb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61" table:style-name="ce3">
            <text:p>61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5.25" table:style-name="ce3">
            <text:p>15.25</text:p>
          </table:table-cell>
          <table:table-cell office:value-type="float" office:value="2" table:style-name="ce3">
            <text:p>2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37543" table:style-name="ce3">
            <text:p>53754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AME Development Day</text:p>
            <text:p>Connection Support</text:p>
          </table:table-cell>
          <table:table-cell office:value-type="date" office:date-value="2023-02-10T00:00:00" table:style-name="ce5">
            <text:p>10-Feb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Sulhamstead / TVP Training Cnt</text:p>
          </table:table-cell>
          <table:table-cell office:value-type="string" table:style-name="ce4">
            <text:p>Home</text:p>
          </table:table-cell>
          <table:table-cell office:value-type="float" office:value="112" table:style-name="ce3">
            <text:p>112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8" table:style-name="ce3">
            <text:p>28</text:p>
          </table:table-cell>
          <table:table-cell office:value-type="float" office:value="2" table:style-name="ce3">
            <text:p>2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43628" table:style-name="ce3">
            <text:p>54362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MKFM</text:p>
          </table:table-cell>
          <table:table-cell office:value-type="date" office:date-value="2023-02-13T00:00:00" table:style-name="ce5">
            <text:p>13-Feb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74" table:style-name="ce3">
            <text:p>7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8.5" table:style-name="ce3">
            <text:p>18.5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43630" table:style-name="ce3">
            <text:p>54363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llr Singh</text:p>
          </table:table-cell>
          <table:table-cell office:value-type="date" office:date-value="2023-02-14T00:00:00" table:style-name="ce5">
            <text:p>14-Feb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96" table:style-name="ce3">
            <text:p>9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4" table:style-name="ce3">
            <text:p>24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43631" table:style-name="ce3">
            <text:p>54363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ewbury CCTV</text:p>
            <text:p>Slough BC</text:p>
          </table:table-cell>
          <table:table-cell office:value-type="date" office:date-value="2023-02-15T00:00:00" table:style-name="ce5">
            <text:p>15-Feb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52" table:style-name="ce3">
            <text:p>152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8" table:style-name="ce3">
            <text:p>38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43632" table:style-name="ce3">
            <text:p>54363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The Pump House Project</text:p>
          </table:table-cell>
          <table:table-cell office:value-type="date" office:date-value="2023-02-17T00:00:00" table:style-name="ce5">
            <text:p>17-Feb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.5" table:style-name="ce3">
            <text:p>4.5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43633" table:style-name="ce3">
            <text:p>54363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MK College performance</text:p>
            <text:p>Community Policing - Wycombe</text:p>
          </table:table-cell>
          <table:table-cell office:value-type="date" office:date-value="2023-02-21T00:00:00" table:style-name="ce5">
            <text:p>21-Feb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15" table:style-name="ce3">
            <text:p>11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8.75" table:style-name="ce3">
            <text:p>28.75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43634" table:style-name="ce3">
            <text:p>54363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V Duty</text:p>
          </table:table-cell>
          <table:table-cell office:value-type="date" office:date-value="2023-02-22T00:00:00" table:style-name="ce5">
            <text:p>22-Feb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5" table:style-name="ce3">
            <text:p>25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43635" table:style-name="ce3">
            <text:p>54363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Getting Court</text:p>
            <text:p>Wantage &amp; Grove Street Pastors</text:p>
          </table:table-cell>
          <table:table-cell office:value-type="date" office:date-value="2023-02-24T00:00:00" table:style-name="ce5">
            <text:p>24-Feb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8.75" table:style-name="ce3">
            <text:p>8.75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43636" table:style-name="ce3">
            <text:p>54363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E Regional Collaboration</text:p>
          </table:table-cell>
          <table:table-cell office:value-type="date" office:date-value="2023-03-02T00:00:00" table:style-name="ce5">
            <text:p>02-Ma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Surrey Police Headquarters</text:p>
          </table:table-cell>
          <table:table-cell office:value-type="string" table:style-name="ce4">
            <text:p>Home</text:p>
          </table:table-cell>
          <table:table-cell office:value-type="float" office:value="133" table:style-name="ce3">
            <text:p>133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3.25" table:style-name="ce3">
            <text:p>33.25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43637" table:style-name="ce3">
            <text:p>54363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udent officers</text:p>
            <text:p>Didcot Girls School</text:p>
          </table:table-cell>
          <table:table-cell office:value-type="date" office:date-value="2023-03-03T00:00:00" table:style-name="ce5">
            <text:p>03-Ma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Headquarters North</text:p>
          </table:table-cell>
          <table:table-cell office:value-type="string" table:style-name="ce4">
            <text:p>Home</text:p>
          </table:table-cell>
          <table:table-cell office:value-type="float" office:value="48" table:style-name="ce3">
            <text:p>4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43638" table:style-name="ce3">
            <text:p>54363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uckinghamshire CCTV</text:p>
          </table:table-cell>
          <table:table-cell office:value-type="date" office:date-value="2023-03-06T00:00:00" table:style-name="ce5">
            <text:p>06-Ma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78" table:style-name="ce3">
            <text:p>7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9.5" table:style-name="ce3">
            <text:p>19.5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43639" table:style-name="ce3">
            <text:p>54363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tR Conference</text:p>
          </table:table-cell>
          <table:table-cell office:value-type="date" office:date-value="2023-03-07T00:00:00" table:style-name="ce5">
            <text:p>07-Ma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47" table:style-name="ce3">
            <text:p>4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1.75" table:style-name="ce3">
            <text:p>11.75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43640" table:style-name="ce3">
            <text:p>54364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V Duty</text:p>
            <text:p>Student officers</text:p>
          </table:table-cell>
          <table:table-cell office:value-type="date" office:date-value="2023-03-08T00:00:00" table:style-name="ce5">
            <text:p>08-Ma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73" table:style-name="ce3">
            <text:p>73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8.25" table:style-name="ce3">
            <text:p>18.25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43645" table:style-name="ce3">
            <text:p>54364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p Drover</text:p>
            <text:p>VAWG Strategic Partnership Board</text:p>
          </table:table-cell>
          <table:table-cell office:value-type="date" office:date-value="2023-03-09T00:00:00" table:style-name="ce5">
            <text:p>09-Ma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Newport Pagnell Police Station</text:p>
          </table:table-cell>
          <table:table-cell office:value-type="string" table:style-name="ce4">
            <text:p>Home</text:p>
          </table:table-cell>
          <table:table-cell office:value-type="float" office:value="113" table:style-name="ce3">
            <text:p>113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8.25" table:style-name="ce3">
            <text:p>28.25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43647" table:style-name="ce3">
            <text:p>54364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Eden Centre</text:p>
            <text:p>Womens' Safety Round Table</text:p>
          </table:table-cell>
          <table:table-cell office:value-type="date" office:date-value="2023-03-10T00:00:00" table:style-name="ce5">
            <text:p>10-Ma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07" table:style-name="ce3">
            <text:p>10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6.75" table:style-name="ce3">
            <text:p>26.75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0884" table:style-name="ce3">
            <text:p>55088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CC Away Day</text:p>
          </table:table-cell>
          <table:table-cell office:value-type="date" office:date-value="2023-03-13T00:00:00" table:style-name="ce5">
            <text:p>13-Ma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7.65" table:style-name="ce3">
            <text:p>7.6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0886" table:style-name="ce3">
            <text:p>55088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okingham Borough Council (Force Review)</text:p>
          </table:table-cell>
          <table:table-cell office:value-type="date" office:date-value="2023-03-15T00:00:00" table:style-name="ce5">
            <text:p>15-Mar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5" table:style-name="ce3">
            <text:p>4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0888" table:style-name="ce3">
            <text:p>55088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est Berkshire Council</text:p>
          </table:table-cell>
          <table:table-cell office:value-type="date" office:date-value="2023-03-16T00:00:00" table:style-name="ce5">
            <text:p>16-Mar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55" table:style-name="ce3">
            <text:p>5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4.75" table:style-name="ce3">
            <text:p>24.7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0889" table:style-name="ce3">
            <text:p>55088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BWM Crime Summit</text:p>
          </table:table-cell>
          <table:table-cell office:value-type="date" office:date-value="2023-03-17T00:00:00" table:style-name="ce5">
            <text:p>17-Ma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97" table:style-name="ce3">
            <text:p>9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3.65" table:style-name="ce3">
            <text:p>43.6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0891" table:style-name="ce3">
            <text:p>55089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ENACT Performance</text:p>
          </table:table-cell>
          <table:table-cell office:value-type="date" office:date-value="2023-03-22T00:00:00" table:style-name="ce5">
            <text:p>22-Mar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47" table:style-name="ce3">
            <text:p>4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1.15" table:style-name="ce3">
            <text:p>21.1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0894" table:style-name="ce3">
            <text:p>55089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en Everitt MP</text:p>
          </table:table-cell>
          <table:table-cell office:value-type="date" office:date-value="2023-03-23T00:00:00" table:style-name="ce5">
            <text:p>23-Ma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7.65" table:style-name="ce3">
            <text:p>7.6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0895" table:style-name="ce3">
            <text:p>55089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uckingham Annual Town Meeting</text:p>
          </table:table-cell>
          <table:table-cell office:value-type="date" office:date-value="2023-03-23T00:00:00" table:style-name="ce5">
            <text:p>23-Ma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75" table:style-name="ce3">
            <text:p>7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3.75" table:style-name="ce3">
            <text:p>33.7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0897" table:style-name="ce3">
            <text:p>55089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olice &amp; Crime Panel</text:p>
            <text:p>Brimpton Village Hall</text:p>
          </table:table-cell>
          <table:table-cell office:value-type="date" office:date-value="2023-03-24T00:00:00" table:style-name="ce5">
            <text:p>24-Ma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25" table:style-name="ce3">
            <text:p>12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6.25" table:style-name="ce3">
            <text:p>56.2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0898" table:style-name="ce3">
            <text:p>55089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ome Sec</text:p>
          </table:table-cell>
          <table:table-cell office:value-type="date" office:date-value="2023-03-25T00:00:00" table:style-name="ce5">
            <text:p>25-Ma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94" table:style-name="ce3">
            <text:p>9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2.3" table:style-name="ce3">
            <text:p>42.3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0899" table:style-name="ce3">
            <text:p>55089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estart Board Meeting</text:p>
          </table:table-cell>
          <table:table-cell office:value-type="date" office:date-value="2023-03-29T00:00:00" table:style-name="ce5">
            <text:p>29-Ma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72" table:style-name="ce3">
            <text:p>72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2.4" table:style-name="ce3">
            <text:p>32.4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0900" table:style-name="ce3">
            <text:p>55090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ommunity Fund Presentation</text:p>
          </table:table-cell>
          <table:table-cell office:value-type="date" office:date-value="2023-03-30T00:00:00" table:style-name="ce5">
            <text:p>30-Ma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Sulhamstead / TVP Training Cnt</text:p>
          </table:table-cell>
          <table:table-cell office:value-type="string" table:style-name="ce4">
            <text:p>Headquarters</text:p>
          </table:table-cell>
          <table:table-cell office:value-type="float" office:value="75" table:style-name="ce3">
            <text:p>7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3.75" table:style-name="ce3">
            <text:p>33.7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0901" table:style-name="ce3">
            <text:p>55090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allingford Community Speedwatch</text:p>
          </table:table-cell>
          <table:table-cell office:value-type="date" office:date-value="2023-03-31T00:00:00" table:style-name="ce5">
            <text:p>31-Ma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4.85" table:style-name="ce3">
            <text:p>14.8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0902" table:style-name="ce3">
            <text:p>55090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Faringdon Town Council</text:p>
          </table:table-cell>
          <table:table-cell office:value-type="date" office:date-value="2023-04-03T00:00:00" table:style-name="ce5">
            <text:p>03-Apr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Faringdon Police Station</text:p>
          </table:table-cell>
          <table:table-cell office:value-type="string" table:style-name="ce4">
            <text:p>Home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3.05" table:style-name="ce3">
            <text:p>13.0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0904" table:style-name="ce3">
            <text:p>55090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rimefighters prep</text:p>
          </table:table-cell>
          <table:table-cell office:value-type="date" office:date-value="2023-04-04T00:00:00" table:style-name="ce5">
            <text:p>04-Apr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70" table:style-name="ce3">
            <text:p>70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1.5" table:style-name="ce3">
            <text:p>31.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0906" table:style-name="ce3">
            <text:p>55090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xon High Sheriff ceremony</text:p>
          </table:table-cell>
          <table:table-cell office:value-type="date" office:date-value="2023-04-04T00:00:00" table:style-name="ce5">
            <text:p>04-Ap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28" table:style-name="ce3">
            <text:p>2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2.6" table:style-name="ce3">
            <text:p>12.6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777" table:style-name="ce3">
            <text:p>55777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lewbury Parish Council</text:p>
          </table:table-cell>
          <table:table-cell office:value-type="date" office:date-value="2023-04-12T00:00:00" table:style-name="ce5">
            <text:p>12-Ap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9.9" table:style-name="ce3">
            <text:p>9.9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774" table:style-name="ce3">
            <text:p>55777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rimefighters Event</text:p>
            <text:p>Wallingford Civic Dinner</text:p>
          </table:table-cell>
          <table:table-cell office:value-type="date" office:date-value="2023-04-14T00:00:00" table:style-name="ce5">
            <text:p>14-Ap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11" table:style-name="ce3">
            <text:p>111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9.95" table:style-name="ce3">
            <text:p>49.9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778" table:style-name="ce3">
            <text:p>55777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exham Court Parish Council</text:p>
          </table:table-cell>
          <table:table-cell office:value-type="date" office:date-value="2023-04-17T00:00:00" table:style-name="ce5">
            <text:p>17-Apr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96" table:style-name="ce3">
            <text:p>9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3.2" table:style-name="ce3">
            <text:p>43.2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779" table:style-name="ce3">
            <text:p>55777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hief Constable's Award Ceremony</text:p>
          </table:table-cell>
          <table:table-cell office:value-type="date" office:date-value="2023-04-18T00:00:00" table:style-name="ce5">
            <text:p>18-Ap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Sulhamstead / TVP Training Cnt</text:p>
          </table:table-cell>
          <table:table-cell office:value-type="string" table:style-name="ce4">
            <text:p>Home</text:p>
          </table:table-cell>
          <table:table-cell office:value-type="float" office:value="64" table:style-name="ce3">
            <text:p>6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8.8" table:style-name="ce3">
            <text:p>28.8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783" table:style-name="ce3">
            <text:p>55778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oodley Town Centre Partnership</text:p>
          </table:table-cell>
          <table:table-cell office:value-type="date" office:date-value="2023-04-19T00:00:00" table:style-name="ce5">
            <text:p>19-Apr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87" table:style-name="ce3">
            <text:p>8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9.15" table:style-name="ce3">
            <text:p>39.1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794" table:style-name="ce3">
            <text:p>55779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Martin Tett</text:p>
            <text:p>Home Secretary</text:p>
            <text:p>Abingdon &amp; District Twinning</text:p>
          </table:table-cell>
          <table:table-cell office:value-type="date" office:date-value="2023-04-20T00:00:00" table:style-name="ce5">
            <text:p>20-Ap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22" table:style-name="ce3">
            <text:p>122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4.9" table:style-name="ce3">
            <text:p>54.9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796" table:style-name="ce3">
            <text:p>55779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BFRS</text:p>
            <text:p>Community Furniture Project</text:p>
          </table:table-cell>
          <table:table-cell office:value-type="date" office:date-value="2023-04-21T00:00:00" table:style-name="ce5">
            <text:p>21-Ap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79" table:style-name="ce3">
            <text:p>79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5.549999999999997" table:style-name="ce3">
            <text:p>35.5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817" table:style-name="ce3">
            <text:p>55781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bingdon Street Pastors</text:p>
          </table:table-cell>
          <table:table-cell office:value-type="date" office:date-value="2023-04-22T00:00:00" table:style-name="ce5">
            <text:p>22-Ap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7.2" table:style-name="ce3">
            <text:p>7.2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818" table:style-name="ce3">
            <text:p>55781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sda</text:p>
            <text:p>Reading LPA</text:p>
          </table:table-cell>
          <table:table-cell office:value-type="date" office:date-value="2023-04-24T00:00:00" table:style-name="ce5">
            <text:p>24-Ap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98" table:style-name="ce3">
            <text:p>9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4.1" table:style-name="ce3">
            <text:p>44.1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822" table:style-name="ce3">
            <text:p>55782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ycombe Town Talk</text:p>
          </table:table-cell>
          <table:table-cell office:value-type="date" office:date-value="2023-04-25T00:00:00" table:style-name="ce5">
            <text:p>25-Apr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71" table:style-name="ce3">
            <text:p>71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1.95" table:style-name="ce3">
            <text:p>31.9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821" table:style-name="ce3">
            <text:p>55782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MK</text:p>
          </table:table-cell>
          <table:table-cell office:value-type="date" office:date-value="2023-04-25T00:00:00" table:style-name="ce5">
            <text:p>25-Ap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Milton Keynes Police Station</text:p>
          </table:table-cell>
          <table:table-cell office:value-type="string" table:style-name="ce4">
            <text:p>Headquarters</text:p>
          </table:table-cell>
          <table:table-cell office:value-type="float" office:value="84" table:style-name="ce3">
            <text:p>8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7.799999999999997" table:style-name="ce3">
            <text:p>37.8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823" table:style-name="ce3">
            <text:p>55782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ublic Safety Foundation Launch</text:p>
          </table:table-cell>
          <table:table-cell office:value-type="date" office:date-value="2023-04-26T00:00:00" table:style-name="ce5">
            <text:p>26-Ap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7.2" table:style-name="ce3">
            <text:p>7.2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824" table:style-name="ce3">
            <text:p>55782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ural Crime Forum HofC</text:p>
          </table:table-cell>
          <table:table-cell office:value-type="date" office:date-value="2023-04-27T00:00:00" table:style-name="ce5">
            <text:p>27-Ap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7.2" table:style-name="ce3">
            <text:p>7.2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825" table:style-name="ce3">
            <text:p>55782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ARPO Oxon AGM</text:p>
          </table:table-cell>
          <table:table-cell office:value-type="date" office:date-value="2023-04-30T00:00:00" table:style-name="ce5">
            <text:p>30-Apr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28" table:style-name="ce3">
            <text:p>2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2.6" table:style-name="ce3">
            <text:p>12.6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826" table:style-name="ce3">
            <text:p>55782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VAWG Conference</text:p>
          </table:table-cell>
          <table:table-cell office:value-type="date" office:date-value="2023-05-02T00:00:00" table:style-name="ce5">
            <text:p>02-May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73" table:style-name="ce3">
            <text:p>73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2.85" table:style-name="ce3">
            <text:p>32.8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831" table:style-name="ce3">
            <text:p>55783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ungerford policing</text:p>
            <text:p>Lidl shoplifting</text:p>
          </table:table-cell>
          <table:table-cell office:value-type="date" office:date-value="2023-05-03T00:00:00" table:style-name="ce5">
            <text:p>03-May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Hungerford Police Station</text:p>
          </table:table-cell>
          <table:table-cell office:value-type="string" table:style-name="ce4">
            <text:p>Home</text:p>
          </table:table-cell>
          <table:table-cell office:value-type="float" office:value="68" table:style-name="ce3">
            <text:p>6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0.6" table:style-name="ce3">
            <text:p>30.6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834" table:style-name="ce3">
            <text:p>55783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hrist Church Coronation Service</text:p>
          </table:table-cell>
          <table:table-cell office:value-type="date" office:date-value="2023-05-05T00:00:00" table:style-name="ce5">
            <text:p>05-May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28" table:style-name="ce3">
            <text:p>2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2.6" table:style-name="ce3">
            <text:p>12.6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838" table:style-name="ce3">
            <text:p>55783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Golden Orb</text:p>
          </table:table-cell>
          <table:table-cell office:value-type="date" office:date-value="2023-05-05T00:00:00" table:style-name="ce5">
            <text:p>05-May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09" table:style-name="ce3">
            <text:p>109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9.05" table:style-name="ce3">
            <text:p>49.0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841" table:style-name="ce3">
            <text:p>55784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Golden Orb</text:p>
          </table:table-cell>
          <table:table-cell office:value-type="date" office:date-value="2023-05-07T00:00:00" table:style-name="ce5">
            <text:p>07-May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Windsor Police Station</text:p>
          </table:table-cell>
          <table:table-cell office:value-type="string" table:style-name="ce4">
            <text:p>Home</text:p>
          </table:table-cell>
          <table:table-cell office:value-type="float" office:value="109" table:style-name="ce3">
            <text:p>109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9.05" table:style-name="ce3">
            <text:p>49.0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843" table:style-name="ce3">
            <text:p>55784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LCJB</text:p>
            <text:p>Liaison meeting</text:p>
            <text:p>Reading Amnesty Art</text:p>
          </table:table-cell>
          <table:table-cell office:value-type="date" office:date-value="2023-05-09T00:00:00" table:style-name="ce5">
            <text:p>09-May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HQ North</text:p>
          </table:table-cell>
          <table:table-cell office:value-type="string" table:style-name="ce4">
            <text:p>Home</text:p>
          </table:table-cell>
          <table:table-cell office:value-type="float" office:value="87" table:style-name="ce3">
            <text:p>87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9.15" table:style-name="ce3">
            <text:p>39.1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844" table:style-name="ce3">
            <text:p>55784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ichard List</text:p>
          </table:table-cell>
          <table:table-cell office:value-type="date" office:date-value="2023-05-10T00:00:00" table:style-name="ce5">
            <text:p>10-May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68" table:style-name="ce3">
            <text:p>6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0.6" table:style-name="ce3">
            <text:p>30.6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57845" table:style-name="ce3">
            <text:p>55784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Ed Argar visit</text:p>
          </table:table-cell>
          <table:table-cell office:value-type="date" office:date-value="2023-05-11T00:00:00" table:style-name="ce5">
            <text:p>11-May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Royal Berkshire Fire &amp; Rescue</text:p>
          </table:table-cell>
          <table:table-cell office:value-type="string" table:style-name="ce4">
            <text:p>Home</text:p>
          </table:table-cell>
          <table:table-cell office:value-type="float" office:value="61" table:style-name="ce3">
            <text:p>61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7.45" table:style-name="ce3">
            <text:p>27.45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57" table:style-name="ce3">
            <text:p>56465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TalkBack UK</text:p>
          </table:table-cell>
          <table:table-cell office:value-type="date" office:date-value="2023-05-12T00:00:00" table:style-name="ce5">
            <text:p>12-May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05" table:style-name="ce3">
            <text:p>10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7.25" table:style-name="ce3">
            <text:p>47.25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61" table:style-name="ce3">
            <text:p>56466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Quainton Emergency Services Show</text:p>
          </table:table-cell>
          <table:table-cell office:value-type="date" office:date-value="2023-05-14T00:00:00" table:style-name="ce5">
            <text:p>14-May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75" table:style-name="ce3">
            <text:p>7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3.75" table:style-name="ce3">
            <text:p>33.75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62" table:style-name="ce3">
            <text:p>56466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eading Knife Amnesty</text:p>
          </table:table-cell>
          <table:table-cell office:value-type="date" office:date-value="2023-05-15T00:00:00" table:style-name="ce5">
            <text:p>15-May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70" table:style-name="ce3">
            <text:p>70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1.5" table:style-name="ce3">
            <text:p>31.5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63" table:style-name="ce3">
            <text:p>56466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racknell &amp; Wokingham LPA Visit</text:p>
          </table:table-cell>
          <table:table-cell office:value-type="date" office:date-value="2023-05-15T00:00:00" table:style-name="ce5">
            <text:p>15-May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Loddon Valley Police Station</text:p>
          </table:table-cell>
          <table:table-cell office:value-type="string" table:style-name="ce4">
            <text:p>Home</text:p>
          </table:table-cell>
          <table:table-cell office:value-type="float" office:value="86" table:style-name="ce3">
            <text:p>8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8.700000000000003" table:style-name="ce3">
            <text:p>38.7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64" table:style-name="ce3">
            <text:p>56466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Thrive</text:p>
          </table:table-cell>
          <table:table-cell office:value-type="date" office:date-value="2023-05-16T00:00:00" table:style-name="ce5">
            <text:p>16-May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76" table:style-name="ce3">
            <text:p>7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4.200000000000003" table:style-name="ce3">
            <text:p>34.2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65" table:style-name="ce3">
            <text:p>56466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enior Leaders Forum</text:p>
            <text:p>Talk TV</text:p>
          </table:table-cell>
          <table:table-cell office:value-type="date" office:date-value="2023-05-17T00:00:00" table:style-name="ce5">
            <text:p>17-May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18" table:style-name="ce3">
            <text:p>11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3.1" table:style-name="ce3">
            <text:p>53.1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66" table:style-name="ce3">
            <text:p>56466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eading Partnerships ASB Day</text:p>
          </table:table-cell>
          <table:table-cell office:value-type="date" office:date-value="2023-05-18T00:00:00" table:style-name="ce5">
            <text:p>18-May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68" table:style-name="ce3">
            <text:p>6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0.6" table:style-name="ce3">
            <text:p>30.6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67" table:style-name="ce3">
            <text:p>56466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xfordshire Young Farmers Show</text:p>
          </table:table-cell>
          <table:table-cell office:value-type="date" office:date-value="2023-05-21T00:00:00" table:style-name="ce5">
            <text:p>21-May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56" table:style-name="ce3">
            <text:p>5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5.2" table:style-name="ce3">
            <text:p>25.2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69" table:style-name="ce3">
            <text:p>56466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ERFCA Briefing</text:p>
          </table:table-cell>
          <table:table-cell office:value-type="date" office:date-value="2023-05-22T00:00:00" table:style-name="ce5">
            <text:p>22-May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05" table:style-name="ce3">
            <text:p>10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7.25" table:style-name="ce3">
            <text:p>47.25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68" table:style-name="ce3">
            <text:p>56466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Getting Court - HMP Huntercombe</text:p>
          </table:table-cell>
          <table:table-cell office:value-type="date" office:date-value="2023-05-22T00:00:00" table:style-name="ce5">
            <text:p>22-May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HMP Huntercombe</text:p>
          </table:table-cell>
          <table:table-cell office:value-type="string" table:style-name="ce4">
            <text:p>Home</text:p>
          </table:table-cell>
          <table:table-cell office:value-type="float" office:value="44" table:style-name="ce3">
            <text:p>4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9.8" table:style-name="ce3">
            <text:p>19.8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71" table:style-name="ce3">
            <text:p>56467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WBIDCO</text:p>
            <text:p>Op Treacher</text:p>
          </table:table-cell>
          <table:table-cell office:value-type="date" office:date-value="2023-05-25T00:00:00" table:style-name="ce5">
            <text:p>25-May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96" table:style-name="ce3">
            <text:p>9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3.2" table:style-name="ce3">
            <text:p>43.2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73" table:style-name="ce3">
            <text:p>56467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ew recruit briefing</text:p>
          </table:table-cell>
          <table:table-cell office:value-type="date" office:date-value="2023-05-26T00:00:00" table:style-name="ce5">
            <text:p>26-May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Sulhamstead / TVP Training Cnt</text:p>
          </table:table-cell>
          <table:table-cell office:value-type="string" table:style-name="ce4">
            <text:p>Home</text:p>
          </table:table-cell>
          <table:table-cell office:value-type="float" office:value="75" table:style-name="ce3">
            <text:p>7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3.75" table:style-name="ce3">
            <text:p>33.75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75" table:style-name="ce3">
            <text:p>56467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ighclere Show</text:p>
          </table:table-cell>
          <table:table-cell office:value-type="date" office:date-value="2023-05-28T00:00:00" table:style-name="ce5">
            <text:p>28-May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56" table:style-name="ce3">
            <text:p>5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5.2" table:style-name="ce3">
            <text:p>25.2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76" table:style-name="ce3">
            <text:p>56467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Veolia StreetKind launch</text:p>
          </table:table-cell>
          <table:table-cell office:value-type="date" office:date-value="2023-05-30T00:00:00" table:style-name="ce5">
            <text:p>30-May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05" table:style-name="ce3">
            <text:p>10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7.25" table:style-name="ce3">
            <text:p>47.25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77" table:style-name="ce3">
            <text:p>56467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Dr Martin Reeves OCC</text:p>
          </table:table-cell>
          <table:table-cell office:value-type="date" office:date-value="2023-05-31T00:00:00" table:style-name="ce5">
            <text:p>31-May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8.5500000000000007" table:style-name="ce3">
            <text:p>8.55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78" table:style-name="ce3">
            <text:p>56467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BC South</text:p>
            <text:p>Surrey Rural Crime Team</text:p>
            <text:p>5 On It Foundation</text:p>
          </table:table-cell>
          <table:table-cell office:value-type="date" office:date-value="2023-06-02T00:00:00" table:style-name="ce5">
            <text:p>02-Jun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15" table:style-name="ce3">
            <text:p>11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1.75" table:style-name="ce3">
            <text:p>51.75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79" table:style-name="ce3">
            <text:p>56467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Ed Halford</text:p>
            <text:p>Cllr Shaista Aziz</text:p>
            <text:p>West Hendred PC</text:p>
          </table:table-cell>
          <table:table-cell office:value-type="date" office:date-value="2023-06-05T00:00:00" table:style-name="ce5">
            <text:p>05-Jun-23</text:p>
          </table:table-cell>
          <table:table-cell office:value-type="string" table:style-name="ce4">
            <text:p>Headquarters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4.4" table:style-name="ce3">
            <text:p>14.4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80" table:style-name="ce3">
            <text:p>56468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HW Event</text:p>
          </table:table-cell>
          <table:table-cell office:value-type="date" office:date-value="2023-06-06T00:00:00" table:style-name="ce5">
            <text:p>06-Jun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3.5" table:style-name="ce3">
            <text:p>13.5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81" table:style-name="ce3">
            <text:p>56468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Victim visit</text:p>
            <text:p>Recruit presentation</text:p>
            <text:p>High Sheriff Familiarisation</text:p>
          </table:table-cell>
          <table:table-cell office:value-type="date" office:date-value="2023-06-07T00:00:00" table:style-name="ce5">
            <text:p>07-Jun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15" table:style-name="ce3">
            <text:p>11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1.75" table:style-name="ce3">
            <text:p>51.75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82" table:style-name="ce3">
            <text:p>56468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PCC Away Day</text:p>
            <text:p>Coop Whitley Wood</text:p>
          </table:table-cell>
          <table:table-cell office:value-type="date" office:date-value="2023-06-08T00:00:00" table:style-name="ce5">
            <text:p>08-Jun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75" table:style-name="ce3">
            <text:p>7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3.75" table:style-name="ce3">
            <text:p>33.75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86" table:style-name="ce3">
            <text:p>56468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Eden Shopping Centre</text:p>
            <text:p>Cllr Bhatti Reception</text:p>
          </table:table-cell>
          <table:table-cell office:value-type="date" office:date-value="2023-06-09T00:00:00" table:style-name="ce5">
            <text:p>09-Jun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82" table:style-name="ce3">
            <text:p>82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6.9" table:style-name="ce3">
            <text:p>36.9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style-name="ro1">
          <table:table-cell office:value-type="float" office:value="564685" table:style-name="ce3">
            <text:p>56468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Yeldall Christian Centre</text:p>
            <text:p/>
          </table:table-cell>
          <table:table-cell office:value-type="date" office:date-value="2023-06-09T00:00:00" table:style-name="ce5">
            <text:p>09-Jun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63" table:style-name="ce3">
            <text:p>63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8.35" table:style-name="ce3">
            <text:p>28.35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68"/>
        </table:table-row>
        <table:table-row table:number-rows-repeated="104848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Mileage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2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berts, Charlotte (C7904)</meta:initial-creator>
    <dc:creator>Roberts, Charlotte (C7904)</dc:creator>
    <meta:creation-date>2023-06-15T12:17:08Z</meta:creation-date>
    <dc:date>2023-06-15T12:20:31Z</dc:date>
    <meta:print-date>2023-06-15T12:19:17Z</meta:print-date>
  </office:meta>
</office:document-meta>
</file>